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1" svg:font-family="'Nimbus Mono PS'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textarea-horizontal-align="justify" draw:textarea-vertical-align="middle" draw:auto-grow-height="false" fo:min-height="3.052cm" fo:min-width="2.802cm"/>
      <style:paragraph-properties style:writing-mode="lr-tb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0.893cm" fo:min-width="0.00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0.008cm"/>
    </style:style>
    <style:style style:name="gr4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3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8" style:family="graphic" style:parent-style-name="standard">
      <style:graphic-properties draw:fill-color="#6b5e9b" draw:textarea-horizontal-align="justify" draw:textarea-vertical-align="middle" draw:auto-grow-height="false" fo:min-height="2.053cm" fo:min-width="2.803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marker-start="Arrow" draw:marker-start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2.053cm" fo:min-width="2.803cm"/>
      <style:paragraph-properties style:writing-mode="lr-tb"/>
    </style:style>
    <style:style style:name="gr13" style:family="graphic" style:parent-style-name="objectwithoutfill">
      <style:graphic-properties svg:stroke-color="#ff0000" draw:fill="solid" draw:fill-color="#ff0000" draw:textarea-vertical-align="middle"/>
    </style:style>
    <style:style style:name="gr14" style:family="graphic" style:parent-style-name="objectwithoutfill">
      <style:graphic-properties svg:stroke-color="#ff0000" draw:marker-end="" draw:fill="solid" draw:fill-color="#ff0000" draw:textarea-vertical-align="middle"/>
    </style:style>
    <style:style style:name="gr15" style:family="graphic" style:parent-style-name="objectwithoutfill">
      <style:graphic-properties svg:stroke-color="#ff0000" draw:fill="solid" draw:textarea-vertical-align="middle"/>
    </style:style>
    <style:style style:name="gr16" style:family="graphic" style:parent-style-name="objectwithoutfill">
      <style:graphic-properties svg:stroke-color="#ff0000" draw:marker-end="" draw:marker-end-width="0.3cm" draw:fill="solid" draw:textarea-vertical-align="middle"/>
    </style:style>
    <style:style style:name="gr17" style:family="graphic" style:parent-style-name="objectwithoutfill">
      <style:graphic-properties svg:stroke-color="#ff5429" draw:marker-end="Arrow" draw:marker-end-width="0.3cm" draw:fill="solid" draw:textarea-vertical-align="middle"/>
    </style:style>
    <style:style style:name="gr18" style:family="graphic" style:parent-style-name="objectwithoutfill">
      <style:graphic-properties svg:stroke-color="#ff5429" draw:fill="solid" draw:textarea-vertical-align="middle"/>
    </style:style>
    <style:style style:name="P1" style:family="paragraph">
      <style:paragraph-properties fo:text-align="center" style:writing-mode="lr-tb"/>
      <style:text-properties fo:color="#ffffff"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-color="#2a6099"/>
      <style:paragraph-properties fo:text-align="center" style:writing-mode="lr-tb"/>
      <style:text-properties fo:color="#ffffff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style:font-name="Nimbus Mono P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00" style:font-name="Nimbus Mono P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11" style:family="paragraph">
      <loext:graphic-properties draw:fill-color="#6b5e9b"/>
      <style:paragraph-properties fo:text-align="center" style:writing-mode="lr-tb"/>
      <style:text-properties fo:color="#ffffff"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color="#000000" fo:font-weight="bold" style:font-weight-asian="bold" style:font-weight-complex="bold"/>
    </style:style>
    <style:style style:name="P13" style:family="paragraph">
      <loext:graphic-properties draw:fill-color="#ffff38"/>
      <style:paragraph-properties fo:text-align="center" style:writing-mode="lr-tb"/>
      <style:text-properties fo:color="#000000" fo:font-weight="bold" style:font-weight-asian="bold" style:font-weight-complex="bold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ff0000" style:font-name="Nimbus Mono P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 style:font-name="Nimbus Mono P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000000" style:font-name="Nimbus Mono P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ff0000" style:font-name="Nimbus Mono P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3.302cm" svg:x="2.397cm" svg:y="2.27cm">
          <text:p text:style-name="P1"><text:span text:style-name="T1">URL</text:span></text:p>
          <text:p text:style-name="P1"><text:span text:style-name="T1">Fronti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svg:x="10.438cm" svg:y="2.8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svg:x="10.938cm" svg:y="2.8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svg:x="11.438cm" svg:y="2.8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svg:x="11.938cm" svg:y="2.8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svg:x="12.438cm" svg:y="2.8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svg:x="12.938cm" svg:y="2.81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794cm" svg:height="0.878cm" svg:x="10.652cm" svg:y="1.797cm">
          <draw:text-box>
            <text:p><text:span text:style-name="T2">to_crawl</text:span></text:p>
          </draw:text-box>
        </draw:frame>
        <draw:line draw:style-name="gr5" draw:text-style-name="P6" draw:layer="layout" svg:x1="5.699cm" svg:y1="3.321cm" svg:x2="10.474cm" svg:y2="3.321cm">
          <text:p/>
        </draw:line>
        <draw:frame draw:style-name="gr6" draw:text-style-name="P8" draw:layer="layout" svg:width="1.524cm" svg:height="0.603cm" svg:x="3.286cm" svg:y="4.969cm">
          <draw:text-box>
            <text:p text:style-name="P7"><text:span text:style-name="T3">C1</text:span></text:p>
          </draw:text-box>
        </draw:frame>
        <draw:frame draw:style-name="gr6" draw:text-style-name="P9" draw:layer="layout" svg:width="1.524cm" svg:height="0.603cm" svg:x="6.588cm" svg:y="3.448cm">
          <draw:text-box>
            <text:p text:style-name="P7"><text:span text:style-name="T4">1_2</text:span></text:p>
          </draw:text-box>
        </draw:frame>
        <draw:frame draw:style-name="gr6" draw:text-style-name="P9" draw:layer="layout" svg:width="1.524cm" svg:height="0.603cm" svg:x="11.16cm" svg:y="3.988cm">
          <draw:text-box>
            <text:p text:style-name="P7"><text:span text:style-name="T4">C2</text:span></text:p>
          </draw:text-box>
        </draw:frame>
        <draw:custom-shape draw:style-name="gr2" draw:text-style-name="P3" draw:layer="layout" svg:width="0.508cm" svg:height="1.143cm" draw:transform="rotate (1.5707963267949) translate (3.413cm 13.46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draw:transform="rotate (1.5707963267949) translate (3.413cm 12.96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draw:transform="rotate (1.5707963267949) translate (3.413cm 12.46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1.5707963267949) translate (3.413cm 11.96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1.5707963267949) translate (3.413cm 11.46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1.5707963267949) translate (3.413cm 10.968cm)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25cm" svg:height="1.505cm" draw:transform="rotate (1.5707963267949) translate (2.543cm 13.791cm)">
          <draw:text-box>
            <text:p><text:span text:style-name="T2">to_enqueue</text:span></text:p>
          </draw:text-box>
        </draw:frame>
        <draw:custom-shape draw:style-name="gr8" draw:text-style-name="P11" xml:id="id2" draw:id="id2" draw:layer="layout" svg:width="3.302cm" svg:height="3.683cm" svg:x="10.906cm" svg:y="5.064cm">
          <text:p text:style-name="P10"><text:span text:style-name="T5">URL</text:span></text:p>
          <text:p text:style-name="P10"><text:span text:style-name="T5">Meta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6" xml:id="id1" draw:id="id1" draw:layer="layout" svg:x1="5.699cm" svg:y1="5.191cm" svg:x2="9.509cm" svg:y2="5.191cm">
          <text:p/>
        </draw:line>
        <draw:line draw:style-name="gr10" draw:text-style-name="P7" draw:layer="layout" svg:x1="3.921cm" svg:y1="5.572cm" svg:x2="3.921cm" svg:y2="10.449cm">
          <text:p/>
        </draw:line>
        <draw:line draw:style-name="gr5" draw:text-style-name="P6" draw:layer="layout" svg:x1="5.445cm" svg:y1="7.096cm" svg:x2="5.445cm" svg:y2="5.572cm">
          <text:p/>
        </draw:line>
        <draw:line draw:style-name="gr9" draw:text-style-name="P6" draw:layer="layout" svg:x1="10.906cm" svg:y1="7.101cm" svg:x2="5.445cm" svg:y2="7.101cm">
          <text:p/>
        </draw:line>
        <draw:custom-shape draw:style-name="gr1" draw:text-style-name="P2" draw:layer="layout" svg:width="3.302cm" svg:height="3.302cm" svg:x="21.066cm" svg:y="2.243cm">
          <text:p text:style-name="P1"><text:span text:style-name="T1">Fetcher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524cm" svg:height="0.603cm" svg:x="21.955cm" svg:y="4.942cm">
          <draw:text-box>
            <text:p text:style-name="P7"><text:span text:style-name="T3">C3</text:span></text:p>
          </draw:text-box>
        </draw:frame>
        <draw:line draw:style-name="gr5" draw:text-style-name="P6" draw:layer="layout" svg:x1="13.446cm" svg:y1="3.286cm" svg:x2="21.066cm" svg:y2="3.286cm">
          <text:p/>
        </draw:line>
        <draw:line draw:style-name="gr5" draw:text-style-name="P6" xml:id="id3" draw:id="id3" draw:layer="layout" svg:x1="16.24cm" svg:y1="4.937cm" svg:x2="21.066cm" svg:y2="4.937cm">
          <text:p/>
        </draw:line>
        <draw:connector draw:style-name="gr5" draw:text-style-name="P6" draw:layer="layout" svg:x1="9.509cm" svg:y1="5.191cm" svg:x2="10.906cm" svg:y2="6.905cm" draw:start-shape="id1" draw:start-glue-point="1" draw:end-shape="id2" svg:d="M9509 5191h699v1714h698" svg:viewBox="0 0 1398 1715">
          <text:p/>
        </draw:connector>
        <draw:connector draw:style-name="gr11" draw:text-style-name="P7" draw:layer="layout" svg:x1="16.24cm" svg:y1="4.937cm" svg:x2="14.208cm" svg:y2="6.905cm" draw:start-shape="id3" draw:start-glue-point="3" draw:end-shape="id2" draw:end-glue-point="8" svg:d="M16240 4937h-1015v1968h-1017" svg:viewBox="0 0 2033 1969">
          <text:p/>
        </draw:connector>
        <draw:custom-shape draw:style-name="gr12" draw:text-style-name="P13" xml:id="id5" draw:id="id5" draw:layer="layout" svg:width="3.302cm" svg:height="3.683cm" svg:x="16.875cm" svg:y="10.906cm">
          <text:p text:style-name="P12"><text:span text:style-name="T6">WebPage</text:span></text:p>
          <text:p text:style-name="P12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9" draw:text-style-name="P6" xml:id="id4" draw:id="id4" draw:layer="layout" svg:x1="21.447cm" svg:y1="5.572cm" svg:x2="21.447cm" svg:y2="7.858cm">
          <text:p/>
        </draw:line>
        <draw:custom-shape draw:style-name="gr1" draw:text-style-name="P2" draw:layer="layout" svg:width="3.302cm" svg:height="3.302cm" svg:x="6.334cm" svg:y="9.509cm">
          <text:p text:style-name="P1"><text:span text:style-name="T1">Analyzer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524cm" svg:height="0.603cm" svg:x="9.636cm" svg:y="16.78cm">
          <draw:text-box>
            <text:p text:style-name="P7"><text:span text:style-name="T3">??</text:span></text:p>
          </draw:text-box>
        </draw:frame>
        <draw:custom-shape draw:style-name="gr1" draw:text-style-name="P2" xml:id="id6" draw:id="id6" draw:layer="layout" svg:width="3.302cm" svg:height="3.302cm" svg:x="20.939cm" svg:y="15.605cm"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.524cm" svg:height="0.603cm" svg:x="21.828cm" svg:y="18.304cm">
          <draw:text-box>
            <text:p text:style-name="P7"><text:span text:style-name="T3">C8</text:span></text:p>
          </draw:text-box>
        </draw:frame>
        <draw:custom-shape draw:style-name="gr2" draw:text-style-name="P3" draw:layer="layout" svg:width="0.508cm" svg:height="1.143cm" draw:transform="rotate (-1.5707963267949) translate (23.555cm 9.2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draw:transform="rotate (-1.5707963267949) translate (23.555cm 9.7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draw:transform="rotate (-1.5707963267949) translate (23.555cm 10.2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-1.5707963267949) translate (23.555cm 10.7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-1.5707963267949) translate (23.555cm 11.2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-1.5707963267949) translate (23.555cm 11.76cm)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794cm" svg:height="0.878cm" draw:transform="rotate (-1.5707963267949) translate (24.622cm 9.452cm)">
          <draw:text-box>
            <text:p><text:span text:style-name="T2">to_parse</text:span></text:p>
          </draw:text-box>
        </draw:frame>
        <draw:connector draw:style-name="gr5" draw:text-style-name="P6" draw:layer="layout" svg:x1="21.447cm" svg:y1="7.858cm" svg:x2="18.526cm" svg:y2="10.906cm" draw:start-shape="id4" draw:start-glue-point="2" draw:end-shape="id5" draw:end-glue-point="5" svg:d="M21447 7858v1524h-2921v1524" svg:viewBox="0 0 2922 3049">
          <text:p/>
        </draw:connector>
        <draw:line draw:style-name="gr5" draw:text-style-name="P6" draw:layer="layout" svg:x1="22.946cm" svg:y1="5.572cm" svg:x2="22.946cm" svg:y2="9.28cm">
          <text:p/>
        </draw:line>
        <draw:line draw:style-name="gr5" draw:text-style-name="P6" draw:layer="layout" svg:x1="22.971cm" svg:y1="12.303cm" svg:x2="22.971cm" svg:y2="15.605cm">
          <text:p/>
        </draw:line>
        <draw:connector draw:style-name="gr5" draw:text-style-name="P6" draw:layer="layout" svg:x1="18.526cm" svg:y1="14.589cm" svg:x2="20.939cm" svg:y2="17.256cm" draw:start-shape="id5" draw:start-glue-point="7" draw:end-shape="id6" draw:end-glue-point="3" svg:d="M18526 14589v2667h2413" svg:viewBox="0 0 2414 2668">
          <text:p/>
        </draw:connector>
        <draw:line draw:style-name="gr13" draw:text-style-name="P14" draw:layer="layout" svg:x1="21.828cm" svg:y1="5.572cm" svg:x2="21.828cm" svg:y2="8.62cm">
          <text:p/>
        </draw:line>
        <draw:line draw:style-name="gr14" draw:text-style-name="P14" draw:layer="layout" svg:x1="21.828cm" svg:y1="8.62cm" svg:x2="16.24cm" svg:y2="8.62cm">
          <text:p/>
        </draw:line>
        <draw:line draw:style-name="gr15" draw:text-style-name="P6" draw:layer="layout" svg:x1="20.939cm" svg:y1="15.986cm" svg:x2="16.367cm" svg:y2="15.986cm">
          <text:p/>
        </draw:line>
        <draw:line draw:style-name="gr16" draw:text-style-name="P6" draw:layer="layout" svg:x1="16.367cm" svg:y1="15.986cm" svg:x2="16.367cm" svg:y2="11.795cm">
          <text:p/>
        </draw:line>
        <draw:line draw:style-name="gr5" draw:text-style-name="P6" draw:layer="layout" svg:x1="3.946cm" svg:y1="18.221cm" svg:x2="3.946cm" svg:y2="13.497cm">
          <text:p/>
        </draw:line>
        <draw:line draw:style-name="gr9" draw:text-style-name="P6" draw:layer="layout" svg:x1="3.921cm" svg:y1="18.245cm" svg:x2="20.939cm" svg:y2="18.245cm">
          <text:p/>
        </draw:line>
        <draw:frame draw:style-name="gr6" draw:text-style-name="P8" draw:layer="layout" svg:width="1.524cm" svg:height="0.603cm" svg:x="11.795cm" svg:y="8.239cm">
          <draw:text-box>
            <text:p text:style-name="P7"><text:span text:style-name="T3">C4</text:span></text:p>
          </draw:text-box>
        </draw:frame>
        <draw:frame draw:style-name="gr6" draw:text-style-name="P9" draw:layer="layout" svg:width="1.524cm" svg:height="0.603cm" svg:x="17.764cm" svg:y="14.081cm">
          <draw:text-box>
            <text:p text:style-name="P7"><text:span text:style-name="T4">C5</text:span></text:p>
          </draw:text-box>
        </draw:frame>
        <draw:frame draw:style-name="gr6" draw:text-style-name="P8" draw:layer="layout" svg:width="1.524cm" svg:height="0.603cm" svg:x="7.223cm" svg:y="12.279cm">
          <draw:text-box>
            <text:p text:style-name="P7"><text:span text:style-name="T3">C6</text:span></text:p>
          </draw:text-box>
        </draw:frame>
        <draw:frame draw:style-name="gr6" draw:text-style-name="P9" draw:layer="layout" svg:width="1.524cm" svg:height="0.603cm" draw:transform="rotate (-1.5707963267949) translate (22.304cm 10.144cm)">
          <draw:text-box>
            <text:p text:style-name="P7"><text:span text:style-name="T4">C7</text:span></text:p>
          </draw:text-box>
        </draw:frame>
        <draw:frame draw:style-name="gr6" draw:text-style-name="P9" draw:layer="layout" svg:width="1.524cm" svg:height="0.603cm" draw:transform="rotate (1.5707963267949) translate (4.555cm 12.811cm)">
          <draw:text-box>
            <text:p text:style-name="P7"><text:span text:style-name="T4">C9</text:span></text:p>
          </draw:text-box>
        </draw:frame>
        <draw:frame draw:style-name="gr6" draw:text-style-name="P9" draw:layer="layout" svg:width="1.524cm" svg:height="0.603cm" svg:x="15.986cm" svg:y="3.318cm">
          <draw:text-box>
            <text:p text:style-name="P7"><text:span text:style-name="T4">2_3</text:span></text:p>
          </draw:text-box>
        </draw:frame>
        <draw:frame draw:style-name="gr6" draw:text-style-name="P9" draw:layer="layout" svg:width="1.524cm" svg:height="0.603cm" svg:x="7.096cm" svg:y="4.683cm">
          <draw:text-box>
            <text:p text:style-name="P7"><text:span text:style-name="T4">1_4</text:span></text:p>
          </draw:text-box>
        </draw:frame>
        <draw:frame draw:style-name="gr6" draw:text-style-name="P9" draw:layer="layout" svg:width="1.524cm" svg:height="0.603cm" svg:x="7.223cm" svg:y="6.588cm">
          <draw:text-box>
            <text:p text:style-name="P7"><text:span text:style-name="T4">4_1</text:span></text:p>
          </draw:text-box>
        </draw:frame>
        <draw:frame draw:style-name="gr6" draw:text-style-name="P9" draw:layer="layout" svg:width="1.524cm" svg:height="0.603cm" svg:x="16.494cm" svg:y="4.461cm">
          <draw:text-box>
            <text:p text:style-name="P7"><text:span text:style-name="T4">4_3</text:span></text:p>
          </draw:text-box>
        </draw:frame>
        <draw:frame draw:style-name="gr6" draw:text-style-name="P9" draw:layer="layout" svg:width="1.524cm" svg:height="0.603cm" svg:x="19.288cm" svg:y="8.779cm">
          <draw:text-box>
            <text:p text:style-name="P7"><text:span text:style-name="T4">3_5</text:span></text:p>
          </draw:text-box>
        </draw:frame>
        <draw:frame draw:style-name="gr6" draw:text-style-name="P9" draw:layer="layout" svg:width="1.524cm" svg:height="0.603cm" draw:transform="rotate (-1.5707963267949) translate (23.574cm 6.461cm)">
          <draw:text-box>
            <text:p text:style-name="P7"><text:span text:style-name="T4">3_7</text:span></text:p>
          </draw:text-box>
        </draw:frame>
        <draw:frame draw:style-name="gr6" draw:text-style-name="P9" draw:layer="layout" svg:width="1.524cm" svg:height="0.603cm" draw:transform="rotate (-1.5707963267949) translate (23.574cm 13.192cm)">
          <draw:text-box>
            <text:p text:style-name="P7"><text:span text:style-name="T4">7_8</text:span></text:p>
          </draw:text-box>
        </draw:frame>
        <draw:frame draw:style-name="gr6" draw:text-style-name="P9" draw:layer="layout" svg:width="1.524cm" svg:height="0.603cm" svg:x="18.78cm" svg:y="16.748cm">
          <draw:text-box>
            <text:p text:style-name="P7"><text:span text:style-name="T4">5_8</text:span></text:p>
          </draw:text-box>
        </draw:frame>
        <draw:frame draw:style-name="gr6" draw:text-style-name="P9" draw:layer="layout" svg:width="1.524cm" svg:height="0.603cm" svg:x="12.557cm" svg:y="17.764cm">
          <draw:text-box>
            <text:p text:style-name="P7"><text:span text:style-name="T4">8_9</text:span></text:p>
          </draw:text-box>
        </draw:frame>
        <draw:frame draw:style-name="gr6" draw:text-style-name="P9" draw:layer="layout" svg:width="1.524cm" svg:height="0.603cm" draw:transform="rotate (1.5707963267949) translate (3.413cm 9.763cm)">
          <draw:text-box>
            <text:p text:style-name="P7"><text:span text:style-name="T4">9_1</text:span></text:p>
          </draw:text-box>
        </draw:frame>
        <draw:frame draw:style-name="gr6" draw:text-style-name="P15" draw:layer="layout" svg:width="1.524cm" svg:height="0.603cm" draw:transform="rotate (-1.5707963267949) translate (22.336cm 6.715cm)">
          <draw:text-box>
            <text:p text:style-name="P7"><text:span text:style-name="T7">3_6</text:span></text:p>
          </draw:text-box>
        </draw:frame>
        <draw:frame draw:style-name="gr6" draw:text-style-name="P15" draw:layer="layout" svg:width="1.524cm" svg:height="0.603cm" svg:x="17.002cm" svg:y="15.51cm">
          <draw:text-box>
            <text:p text:style-name="P7"><text:span text:style-name="T7">8_6</text:span></text:p>
          </draw:text-box>
        </draw:frame>
        <draw:custom-shape draw:style-name="gr2" draw:text-style-name="P3" draw:layer="layout" svg:width="0.508cm" svg:height="1.143cm" draw:transform="rotate (-3.14159265358979) translate (15.732cm 12.04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draw:transform="rotate (-3.14159265358979) translate (15.232cm 12.04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08cm" svg:height="1.143cm" draw:transform="rotate (-3.14159265358979) translate (14.732cm 12.04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-3.14159265358979) translate (14.232cm 12.04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-3.14159265358979) translate (13.732cm 12.04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1.143cm" draw:transform="rotate (-3.14159265358979) translate (13.232cm 12.049cm)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16.367cm" svg:y1="11.795cm" svg:x2="15.732cm" svg:y2="11.795cm">
          <text:p/>
        </draw:line>
        <draw:line draw:style-name="gr18" draw:text-style-name="P6" draw:layer="layout" svg:x1="16.24cm" svg:y1="11.033cm" svg:x2="16.24cm" svg:y2="8.62cm">
          <text:p/>
        </draw:line>
        <draw:line draw:style-name="gr17" draw:text-style-name="P6" draw:layer="layout" svg:x1="16.24cm" svg:y1="11.033cm" svg:x2="15.732cm" svg:y2="11.033cm">
          <text:p/>
        </draw:line>
        <draw:frame draw:style-name="gr7" draw:text-style-name="P5" draw:layer="layout" svg:width="3.937cm" svg:height="1.505cm" svg:x="12.684cm" svg:y="10.036cm">
          <draw:text-box>
            <text:p><text:span text:style-name="T2">to_analyze</text:span></text:p>
          </draw:text-box>
        </draw:frame>
        <draw:frame draw:style-name="gr6" draw:text-style-name="P9" draw:layer="layout" svg:width="1.524cm" svg:height="0.603cm" svg:x="13.446cm" svg:y="12.081cm">
          <draw:text-box>
            <text:p text:style-name="P7"><text:span text:style-name="T4">c10</text:span></text:p>
          </draw:text-box>
        </draw:frame>
        <draw:line draw:style-name="gr17" draw:text-style-name="P6" draw:layer="layout" svg:x1="12.684cm" svg:y1="11.414cm" svg:x2="9.636cm" svg:y2="11.4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1" svg:font-family="'Nimbus Mono PS'" style:font-pitch="fixed"/>
    <style:font-face style:name="Liberation Sans1" svg:font-family="'Liberation Sans'" style:font-pitch="variable"/>
    <style:font-face style:name="Nimbus Mono PS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4:06:49.376112157</meta:creation-date>
    <dc:date>2020-10-31T13:41:25.602004215</dc:date>
    <meta:editing-duration>PT54M20S</meta:editing-duration>
    <meta:editing-cycles>13</meta:editing-cycles>
    <meta:generator>LibreOffice/6.4.6.2$Linux_X86_64 LibreOffice_project/40$Build-2</meta:generator>
    <meta:document-statistic meta:object-count="82"/>
  </office:meta>
</office:document-meta>
</file>